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26.217cm" fo:margin-left="0.002cm" table:align="left" style:shadow="none"/>
    </style:style>
    <style:style style:name="Tabelle2.A" style:family="table-column">
      <style:table-column-properties style:column-width="1.998cm"/>
    </style:style>
    <style:style style:name="Tabelle2.B" style:family="table-column">
      <style:table-column-properties style:column-width="2.205cm"/>
    </style:style>
    <style:style style:name="Tabelle2.C" style:family="table-column">
      <style:table-column-properties style:column-width="3.323cm"/>
    </style:style>
    <style:style style:name="Tabelle2.D" style:family="table-column">
      <style:table-column-properties style:column-width="3.607cm"/>
    </style:style>
    <style:style style:name="Tabelle2.E" style:family="table-column">
      <style:table-column-properties style:column-width="1.893cm"/>
    </style:style>
    <style:style style:name="Tabelle2.F" style:family="table-column">
      <style:table-column-properties style:column-width="2.727cm"/>
    </style:style>
    <style:style style:name="Tabelle2.I" style:family="table-column">
      <style:table-column-properties style:column-width="2.50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1" style:family="table">
      <style:table-properties style:width="26.227cm" fo:margin-left="0cm" table:align="left"/>
    </style:style>
    <style:style style:name="Tabelle1.A" style:family="table-column">
      <style:table-column-properties style:column-width="2cm"/>
    </style:style>
    <style:style style:name="Tabelle1.B" style:family="table-column">
      <style:table-column-properties style:column-width="2.2cm"/>
    </style:style>
    <style:style style:name="Tabelle1.C" style:family="table-column">
      <style:table-column-properties style:column-width="3.327cm"/>
    </style:style>
    <style:style style:name="Tabelle1.D" style:family="table-column">
      <style:table-column-properties style:column-width="3.607cm"/>
    </style:style>
    <style:style style:name="Tabelle1.E" style:family="table-column">
      <style:table-column-properties style:column-width="1.893cm"/>
    </style:style>
    <style:style style:name="Tabelle1.F" style:family="table-column">
      <style:table-column-properties style:column-width="2.727cm"/>
    </style:style>
    <style:style style:name="Tabelle1.I" style:family="table-column">
      <style:table-column-properties style:column-width="2.891cm"/>
    </style:style>
    <style:style style:name="Tabelle1.J" style:family="table-column">
      <style:table-column-properties style:column-width="2.12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I1" style:family="table-cell">
      <style:table-cell-properties fo:padding="0.097cm" fo:border="0.05pt solid #000000"/>
    </style:style>
    <style:style style:name="Tabelle1.2" style:family="table-row">
      <style:table-row-properties style:min-row-height="0.011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6.217cm" fo:margin-left="0.002cm" table:align="left" style:shadow="none"/>
    </style:style>
    <style:style style:name="Tabelle6.A" style:family="table-column">
      <style:table-column-properties style:column-width="13.026cm"/>
    </style:style>
    <style:style style:name="Tabelle6.B" style:family="table-column">
      <style:table-column-properties style:column-width="2.727cm"/>
    </style:style>
    <style:style style:name="Tabelle6.E" style:family="table-column">
      <style:table-column-properties style:column-width="5.009cm"/>
    </style:style>
    <style:style style:name="Tabel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e6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e4" style:family="table">
      <style:table-properties style:width="4.798cm" fo:margin-left="0.005cm" table:align="left"/>
    </style:style>
    <style:style style:name="Tabelle4.A" style:family="table-column">
      <style:table-column-properties style:column-width="1.621cm"/>
    </style:style>
    <style:style style:name="Tabelle4.B" style:family="table-column">
      <style:table-column-properties style:column-width="3.177cm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4.791cm" fo:margin-left="0.012cm" table:align="left"/>
    </style:style>
    <style:style style:name="Tabelle5.A" style:family="table-column">
      <style:table-column-properties style:column-width="1.614cm"/>
    </style:style>
    <style:style style:name="Tabelle5.B" style:family="table-column">
      <style:table-column-properties style:column-width="3.177cm"/>
    </style:style>
    <style:style style:name="Tabelle5.A1" style:family="table-cell">
      <style:table-cell-properties fo:padding="0cm" fo:border="none"/>
    </style:style>
    <style:style style:name="Tabelle7" style:family="table">
      <style:table-properties style:width="4.791cm" fo:margin-left="0.012cm" table:align="left"/>
    </style:style>
    <style:style style:name="Tabelle7.A" style:family="table-column">
      <style:table-column-properties style:column-width="1.588cm"/>
    </style:style>
    <style:style style:name="Tabelle7.B" style:family="table-column">
      <style:table-column-properties style:column-width="3.203cm"/>
    </style:style>
    <style:style style:name="Tabelle7.A1" style:family="table-cell">
      <style:table-cell-properties fo:padding="0cm" fo:border="none"/>
    </style:style>
    <style:style style:name="P1" style:family="paragraph" style:parent-style-name="Table_20_Contents">
      <style:text-properties style:font-name="DejaVu Sans1" fo:font-size="8pt" fo:font-weight="bold" style:font-name-asian="Droid Sans Fallback1" style:font-size-asian="8pt" style:font-weight-asian="bold" style:font-name-complex="Lohit Hindi2" style:font-size-complex="8pt" style:font-weight-complex="bold"/>
    </style:style>
    <style:style style:name="P2" style:family="paragraph" style:parent-style-name="Table_20_Contents">
      <style:text-properties style:font-name="DejaVu Sans1" fo:font-size="8pt" style:font-name-asian="Droid Sans Fallback1" style:font-size-asian="8pt" style:font-name-complex="Lohit Hindi2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DejaVu Sans1" fo:font-size="8pt" style:font-name-asian="Droid Sans Fallback1" style:font-size-asian="8pt" style:font-name-complex="Lohit Hindi2" style:font-size-complex="8pt"/>
    </style:style>
    <style:style style:name="P4" style:family="paragraph" style:parent-style-name="Preformatted_20_Text">
      <style:text-properties style:font-name="DejaVu Sans1"/>
    </style:style>
    <style:style style:name="P5" style:family="paragraph" style:parent-style-name="Preformatted_20_Text">
      <style:text-properties style:font-name="DejaVu Sans1" fo:font-size="8pt" style:font-size-asian="8pt" style:font-size-complex="8pt"/>
    </style:style>
    <style:style style:name="P6" style:family="paragraph" style:parent-style-name="Text_20_body">
      <style:paragraph-properties fo:text-align="center" style:justify-single-word="false"/>
      <style:text-properties style:font-name="DejaVu Sans1" fo:font-size="8pt" style:font-size-asian="8pt" style:font-size-complex="8pt"/>
    </style:style>
    <style:style style:name="P7" style:family="paragraph" style:parent-style-name="Preformatted_20_Text">
      <style:text-properties style:font-name="DejaVu Sans1" fo:font-size="8pt" style:font-size-asian="8pt" style:font-size-complex="8pt"/>
    </style:style>
    <style:style style:name="P8" style:family="paragraph" style:parent-style-name="Preformatted_20_Text">
      <style:text-properties style:font-name="DejaVu Sans1" fo:font-size="8pt" officeooo:paragraph-rsid="000734ac" style:font-size-asian="8pt" style:font-size-complex="8pt"/>
    </style:style>
    <style:style style:name="P9" style:family="paragraph" style:parent-style-name="Table_20_Contents">
      <style:text-properties style:font-name="DejaVu Sans1" fo:font-size="8pt" fo:font-weight="bold" style:font-name-asian="Droid Sans Fallback1" style:font-size-asian="8pt" style:font-weight-asian="bold" style:font-name-complex="Lohit Hindi2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1" fo:font-size="8pt" fo:font-weight="bold" officeooo:rsid="0002fa49" officeooo:paragraph-rsid="001d5192" style:font-name-asian="Droid Sans Fallback1" style:font-size-asian="8pt" style:font-weight-asian="bold" style:font-name-complex="Lohit Hindi2" style:font-size-complex="8pt" style:font-weight-complex="bold"/>
    </style:style>
    <style:style style:name="P11" style:family="paragraph" style:parent-style-name="Table_20_Contents">
      <style:text-properties style:font-name="DejaVu Sans1" fo:font-size="8pt" fo:font-weight="bold" officeooo:paragraph-rsid="000734ac" style:font-name-asian="Droid Sans Fallback1" style:font-size-asian="8pt" style:font-weight-asian="bold" style:font-name-complex="Lohit Hindi2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1" fo:font-size="8pt" fo:font-weight="bold" officeooo:rsid="000bb329" officeooo:paragraph-rsid="000bb329" style:font-name-asian="Droid Sans Fallback1" style:font-size-asian="8pt" style:font-weight-asian="bold" style:font-name-complex="Lohit Hindi2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1" fo:font-size="8pt" fo:font-weight="bold" officeooo:paragraph-rsid="00126899" style:font-name-asian="Droid Sans Fallback1" style:font-size-asian="8pt" style:font-weight-asian="bold" style:font-name-complex="Lohit Hindi2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1" fo:font-size="8pt" fo:font-weight="bold" officeooo:paragraph-rsid="00088fff" style:font-name-asian="Droid Sans Fallback1" style:font-size-asian="8pt" style:font-weight-asian="bold" style:font-name-complex="Lohit Hindi2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1d5192" officeooo:paragraph-rsid="001d5192" style:font-name-asian="Droid Sans Fallback1" style:font-size-asian="8pt" style:font-weight-asian="bold" style:font-name-complex="Lohit Hindi2" style:font-size-complex="8pt" style:font-weight-complex="bold"/>
    </style:style>
    <style:style style:name="P16" style:family="paragraph" style:parent-style-name="Table_20_Contents">
      <style:text-properties style:font-name="DejaVu Sans1" fo:font-size="8pt" style:font-name-asian="Droid Sans Fallback1" style:font-size-asian="8pt" style:font-name-complex="Lohit Hindi2" style:font-size-complex="8pt"/>
    </style:style>
    <style:style style:name="P17" style:family="paragraph" style:parent-style-name="Table_20_Contents">
      <style:text-properties style:font-name="DejaVu Sans1" fo:font-size="8pt" officeooo:rsid="000da42f" officeooo:paragraph-rsid="000da42f" style:font-name-asian="Droid Sans Fallback1" style:font-size-asian="8pt" style:font-name-complex="Lohit Hindi2" style:font-size-complex="8pt"/>
    </style:style>
    <style:style style:name="P18" style:family="paragraph" style:parent-style-name="Table_20_Contents">
      <style:text-properties style:font-name="DejaVu Sans1" fo:font-size="8pt" officeooo:rsid="000f093c" officeooo:paragraph-rsid="000f093c" style:font-name-asian="Droid Sans Fallback1" style:font-size-asian="8pt" style:font-name-complex="Lohit Hindi2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DejaVu Sans1" fo:font-size="8pt" officeooo:paragraph-rsid="0016d6b8" style:font-name-asian="Droid Sans Fallback1" style:font-size-asian="8pt" style:font-name-complex="Lohit Hindi2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DejaVu Sans1" fo:font-size="8pt" officeooo:paragraph-rsid="001a4bec" style:font-name-asian="Droid Sans Fallback1" style:font-size-asian="8pt" style:font-name-complex="Lohit Hindi2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DejaVu Sans1" fo:font-size="8pt" style:font-name-asian="Droid Sans Fallback1" style:font-size-asian="8pt" style:font-name-complex="Lohit Hindi2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DejaVu Sans1" fo:font-size="8pt" officeooo:paragraph-rsid="0016d6b8" style:font-name-asian="Droid Sans Fallback1" style:font-size-asian="8pt" style:font-name-complex="Lohit Hindi2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DejaVu Sans1" fo:font-size="8pt" officeooo:paragraph-rsid="001a4bec" style:font-name-asian="Droid Sans Fallback1" style:font-size-asian="8pt" style:font-name-complex="Lohit Hindi2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DejaVu Sans1" fo:font-size="6pt" fo:font-weight="normal" officeooo:rsid="0021a26e" officeooo:paragraph-rsid="0021a26e" style:font-name-asian="Droid Sans Fallback1" style:font-size-asian="6pt" style:font-weight-asian="normal" style:font-name-complex="Lohit Hindi2" style:font-size-complex="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a42f" style:font-weight-asian="normal" style:font-weight-complex="normal"/>
    </style:style>
    <style:style style:name="T3" style:family="text">
      <style:text-properties officeooo:rsid="00088fff"/>
    </style:style>
    <style:style style:name="T4" style:family="text">
      <style:text-properties fo:font-size="8pt" officeooo:rsid="00186073" style:font-name-asian="Droid Sans Fallback1" style:font-size-asian="8pt" style:font-name-complex="Lohit Hindi2" style:font-size-complex="8pt"/>
    </style:style>
    <style:style style:name="T5" style:family="text">
      <style:text-properties officeooo:rsid="000913db"/>
    </style:style>
    <style:style style:name="T6" style:family="text">
      <style:text-properties officeooo:rsid="000bb329"/>
    </style:style>
    <style:style style:name="T7" style:family="text">
      <style:text-properties officeooo:rsid="00131125"/>
    </style:style>
    <style:style style:name="T8" style:family="text">
      <style:text-properties officeooo:rsid="0015bf6b"/>
    </style:style>
    <style:style style:name="T9" style:family="text">
      <style:text-properties officeooo:rsid="0016d6b8"/>
    </style:style>
    <style:style style:name="T10" style:family="text">
      <style:text-properties officeooo:rsid="00186073"/>
    </style:style>
    <style:style style:name="T11" style:family="text">
      <style:text-properties officeooo:rsid="001a4bec"/>
    </style:style>
    <style:style style:name="T12" style:family="text">
      <style:text-properties officeooo:rsid="001e806f"/>
    </style:style>
    <style:style style:name="T13" style:family="text">
      <style:text-properties officeooo:rsid="00228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st in stat(objects)&quot;&gt;">FOR st</text:text-input></text:p>
      <text:h text:style-name="Heading_20_1" text:outline-level="1"><text:text-input text:description="&lt;report_title&gt;">REPORT TITLE</text:text-input> [<text:text-input text:description="&lt;st.count&gt;">1000</text:text-input>]</text:h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 table:number-columns-repeated="3"/>
        <table:table-column table:style-name="Tabelle2.I" table:number-columns-repeated="2"/>
        <table:table-row>
          <table:table-cell table:style-name="Tabelle2.A1" office:value-type="string">
            <text:p text:style-name="P1"><text:span text:style-name="T6">Datum</text:span></text:p>
          </table:table-cell>
          <table:table-cell table:style-name="Tabelle2.A1" office:value-type="string">
            <text:p text:style-name="P1"><text:span text:style-name="T6">Nummer</text:span></text:p>
          </table:table-cell>
          <table:table-cell table:style-name="Tabelle2.A1" office:value-type="string">
            <text:p text:style-name="P1"><text:span text:style-name="T6">Partner</text:span></text:p>
          </table:table-cell>
          <table:table-cell table:style-name="Tabelle2.A1" office:value-type="string">
            <text:p text:style-name="P1"><text:span text:style-name="T6">Beschreibung</text:span></text:p>
          </table:table-cell>
          <table:table-cell table:style-name="Tabelle2.A1" office:value-type="string">
            <text:p text:style-name="P1"><text:span text:style-name="T6">Zahlbar</text:span></text:p>
          </table:table-cell>
          <table:table-cell table:style-name="Tabelle2.A1" office:value-type="string">
            <text:p text:style-name="P12">Offen</text:p>
          </table:table-cell>
          <table:table-cell table:style-name="Tabelle2.A1" office:value-type="string">
            <text:p text:style-name="P12">ohne Steuer</text:p>
          </table:table-cell>
          <table:table-cell table:style-name="Tabelle2.A1" office:value-type="string">
            <text:p text:style-name="P12">Gesamt</text:p>
          </table:table-cell>
          <table:table-cell table:style-name="Tabelle2.A1" office:value-type="string">
            <text:p text:style-name="P10">Info </text:p>
          </table:table-cell>
          <table:table-cell table:style-name="Tabelle2.J1" office:value-type="string">
            <text:p text:style-name="P15">Steuer</text:p>
          </table:table-cell>
        </table:table-row>
      </table:table>
      <text:p text:style-name="P5"><text:text-input text:description="&lt;for each=&quot;o in objects&quot;&gt;">START INVOICE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3"/>
        <table:table-column table:style-name="Tabelle1.I"/>
        <table:table-column table:style-name="Tabelle1.J"/>
        <table:table-row>
          <table:table-cell table:style-name="Tabelle1.A1" table:number-rows-spanned="2" office:value-type="string">
            <text:p text:style-name="P2"><text:span text:style-name="T3"><text:text-input text:description="&lt;formatLang(o.date_invoice, date=True)&gt;">01.01.2017</text:text-input></text:span></text:p>
          </table:table-cell>
          <table:table-cell table:style-name="Tabelle1.A1" table:number-rows-spanned="2" office:value-type="string">
            <text:p text:style-name="P2"><text:text-input text:description="&lt;o.number&gt;">NUMBER</text:text-input></text:p>
          </table:table-cell>
          <table:table-cell table:style-name="Tabelle1.A1" table:number-rows-spanned="2" office:value-type="string">
            <text:p text:style-name="P2"><text:text-input text:description="&lt;o.partner_id.name&gt;">PARTNER</text:text-input></text:p>
          </table:table-cell>
          <table:table-cell table:style-name="Tabelle1.A1" table:number-rows-spanned="2" office:value-type="string">
            <text:p text:style-name="P2"><text:text-input text:description="&lt;o.name&gt;">DESCRIPTION</text:text-input></text:p>
          </table:table-cell>
          <table:table-cell table:style-name="Tabelle1.A1" table:number-rows-spanned="2" office:value-type="string">
            <text:p text:style-name="P2"><text:span text:style-name="T8"><text:text-input text:description="&lt;formatLang(o.date_due, date=True)&gt;">01.01.2017</text:text-input></text:span></text:p>
          </table:table-cell>
          <table:table-cell table:style-name="Tabelle1.A1" table:number-rows-spanned="2" office:value-type="string">
            <text:p text:style-name="P3"><text:span text:style-name="T9"><text:text-input text:description="&lt;formatLang(o.residual)&gt;">100.000,00</text:text-input></text:span> <text:span text:style-name="T9"><text:text-input text:description="&lt;o.currency_id.symbol&gt;">€</text:text-input></text:span></text:p>
          </table:table-cell>
          <table:table-cell table:style-name="Tabelle1.A1" table:number-rows-spanned="2" office:value-type="string">
            <text:p text:style-name="P3"><text:span text:style-name="T9"><text:text-input text:description="&lt;formatLang(o.amount_untaxed)&gt;">100.000,00</text:text-input></text:span> <text:span text:style-name="T9"><text:text-input text:description="&lt;o.currency_id.symbol&gt;">€</text:text-input></text:span></text:p>
          </table:table-cell>
          <table:table-cell table:style-name="Tabelle1.A1" table:number-rows-spanned="2" office:value-type="string">
            <text:p text:style-name="P3"><text:span text:style-name="T9"><text:text-input text:description="&lt;formatLang(o.amount_total)&gt;">100.000,00</text:text-input></text:span> <text:span text:style-name="T9"><text:text-input text:description="&lt;o.currency_id.symbol&gt;">€</text:text-input></text:span></text:p>
          </table:table-cell>
          <table:table-cell table:style-name="Tabelle1.I1" table:number-columns-spanned="2" office:value-type="string">
            <table:table table:name="Tabelle4" table:style-name="Tabelle4">
              <table:table-column table:style-name="Tabelle4.A"/>
              <table:table-column table:style-name="Tabelle4.B"/>
              <table:table-row>
                <table:table-cell table:style-name="Tabelle4.A1" office:value-type="string">
                  <text:p text:style-name="P2"><text:span text:style-name="T2">Status</text:span><text:span text:style-name="T1">:</text:span></text:p>
                </table:table-cell>
                <table:table-cell table:style-name="Tabelle4.A1" office:value-type="string">
                  <text:p text:style-name="P1"><text:span text:style-name="T7"><text:text-input text:description="&lt;state_dict.get(o.state)&gt;">Bezahlt</text:text-input></text:span></text:p>
                </table:table-cell>
              </table:table-row>
            </table:table>
            <text:p text:style-name="P2"><text:text-input text:description="&lt;if test=&quot;o.payment_ids&quot;&gt;">IF LAST PAYMENT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2"><text:span text:style-name="T2">Zahlung</text:span><text:span text:style-name="T1">:</text:span></text:p>
                </table:table-cell>
                <table:table-cell table:style-name="Tabelle5.A1" office:value-type="string">
                  <text:p text:style-name="P2"><text:span text:style-name="T7"><text:text-input text:description="&lt;formatLang(last_payment(o)[&quot;payment_date&quot;], date=True)&gt;">01.01.2016</text:text-input></text:span></text:p>
                </table:table-cell>
              </table:table-row>
              <table:table-row>
                <table:table-cell table:style-name="Tabelle5.A1" office:value-type="string">
                  <text:p text:style-name="P17"><text:span text:style-name="T1">Journal:</text:span></text:p>
                </table:table-cell>
                <table:table-cell table:style-name="Tabelle5.A1" office:value-type="string">
                  <text:p text:style-name="P2"><text:span text:style-name="T7"><text:text-input text:description="&lt;last_payment(o)[&quot;payment_journal&quot;]&gt;">Bankomat</text:text-input></text:span></text:p>
                </table:table-cell>
              </table:table-row>
            </table:table>
            <text:p text:style-name="P2"><text:text-input text:description="&lt;/if&gt;">END IF</text:text-input></text:p>
            <text:p text:style-name="P2"><text:text-input text:description="&lt;if test=&quot;o.reference&quot;&gt;">IF REFERENC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8"><text:span text:style-name="T1">Referenz:</text:span></text:p>
                </table:table-cell>
                <table:table-cell table:style-name="Tabelle7.A1" office:value-type="string">
                  <text:p text:style-name="P2"><text:text-input text:description="&lt;o.reference&gt;">REFERENCE</text:text-input></text:p>
                </table:table-cell>
              </table:table-row>
            </table:table>
            <text:p text:style-name="P2"><text:text-input text:description="&lt;/if&gt;">END IF</text:text-input></text:p>
          </table:table-cell>
          <table:covered-table-cell/>
        </table:table-row>
        <table:table-row table:style-name="Tabel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2" office:value-type="string">
            <text:p text:style-name="P20"><text:span text:style-name="T11"><text:text-input text:description="&lt;for each=&quot;t in o.tax_line&quot;&gt;">FOR t</text:text-input></text:span></text:p>
            <text:p text:style-name="P19"><text:text-input text:description="&lt;t.name&gt;">NAME</text:text-input>:</text:p>
            <text:p text:style-name="P19"><text:text-input text:description="&lt;/for&gt;">END FOR</text:text-input></text:p>
          </table:table-cell>
          <table:table-cell table:style-name="Tabelle1.J2" office:value-type="string">
            <text:p text:style-name="P23"><text:span text:style-name="T11"><text:text-input text:description="&lt;for each=&quot;t in o.tax_line&quot;&gt;">FOR t</text:text-input></text:span></text:p>
            <text:p text:style-name="P22"><text:text-input text:description="&lt;formatLang(t.amount)&gt;">AMOUNT</text:text-input> <text:span text:style-name="T9"><text:text-input text:description="&lt;o.currency_id.symbol&gt;">€</text:text-input></text:span></text:p>
            <text:p text:style-name="P23"><text:text-input text:description="&lt;/for&gt;">END FOR</text:text-input></text:p>
          </table:table-cell>
        </table:table-row>
      </table:table>
      <text:p text:style-name="P5"><text:text-input text:description="&lt;/for&gt;">END FOR</text:text-input></text:p>
      <table:table table:name="Tabelle6" table:style-name="Tabelle6">
        <table:table-column table:style-name="Tabelle6.A"/>
        <table:table-column table:style-name="Tabelle6.B" table:number-columns-repeated="3"/>
        <table:table-column table:style-name="Tabelle6.E"/>
        <table:table-row>
          <table:table-cell table:style-name="Tabelle6.A1" office:value-type="string">
            <text:p text:style-name="P11"/>
          </table:table-cell>
          <table:table-cell table:style-name="Tabelle6.B1" office:value-type="string">
            <text:p text:style-name="P14"><text:span text:style-name="T3"><text:text-input text:description="&lt;formatLang(st.residual)&gt;">100.000,00</text:text-input></text:span><text:span text:style-name="T3"> </text:span><text:span text:style-name="T3"><text:text-input text:description="&lt;company_cur&gt;">€</text:text-input></text:span></text:p>
            <text:p text:style-name="P24">Offener Betrag</text:p>
          </table:table-cell>
          <table:table-cell table:style-name="Tabelle6.B1" office:value-type="string">
            <text:p text:style-name="P14"><text:span text:style-name="T5"><text:text-input text:description="&lt;formatLang(st.total_untaxed)&gt;">100.000,00</text:text-input></text:span><text:span text:style-name="T5"> </text:span><text:span text:style-name="T5"><text:text-input text:description="&lt;company_cur&gt;">€</text:text-input></text:span></text:p>
            <text:p text:style-name="P24">Betrag ohne Steuer</text:p>
          </table:table-cell>
          <table:table-cell table:style-name="Tabelle6.B1" office:value-type="string">
            <text:p text:style-name="P14"><text:span text:style-name="T3"><text:text-input text:description="&lt;formatLang(st.total)&gt;">100.000,00</text:text-input></text:span><text:span text:style-name="T3"> </text:span><text:span text:style-name="T3"><text:text-input text:description="&lt;company_cur&gt;">€</text:text-input></text:span></text:p>
            <text:p text:style-name="P24">Gesamt Betrag</text:p>
          </table:table-cell>
          <table:table-cell table:style-name="Tabelle6.E1" office:value-type="string">
            <text:p text:style-name="P13"><text:span text:style-name="T3"><text:text-input text:description="&lt;formatLang(st.total_tax)&gt;">10.000,00</text:text-input></text:span><text:span text:style-name="T3"> </text:span><text:span text:style-name="T3"><text:text-input text:description="&lt;company_cur&gt;">€</text:text-input></text:span></text:p>
            <text:p text:style-name="P24">Steuern <text:span text:style-name="T13">Gesamt</text:span></text:p>
          </table:table-cell>
        </table:table-row>
      </table:table>
      <text:p text:style-name="P8"><text:text-input text:description="&lt;/for&gt;">END FOR</text:text-input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4:30:22.545816634</dc:date>
    <meta:generator>LibreOffice/4.2.8.2$Linux_X86_64 LibreOffice_project/420m0$Build-2</meta:generator>
    <meta:editing-duration>PT8H30M5S</meta:editing-duration>
    <meta:editing-cycles>114</meta:editing-cycles>
    <meta:document-statistic meta:table-count="6" meta:image-count="0" meta:object-count="0" meta:page-count="1" meta:paragraph-count="49" meta:word-count="161" meta:character-count="530" meta:non-whitespace-character-count="500"/>
  </office:meta>
</office:document-meta>
</file>